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NameAutoProxyCreator.getAdvicesAndAdvisorsForBean( Class &lt; ? &gt; beanClass , String beanName , @ Nullable TargetSource target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NameAutoProxyCreator.getCustomTargetSource( Class &lt; ? &gt; beanClass ,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NameAutoProxyCreator.isSupportedBeanName( Class &lt; ? &gt; beanClass , String bean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BeanNameAutoProxyCreator.setBeanNames( String ... bean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NameAutoProxyCreator.isMatch( String beanName , String mapp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